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6412" officeooo:paragraph-rsid="00106412"/>
    </style:style>
    <style:style style:name="P2" style:family="paragraph" style:parent-style-name="Standard">
      <style:text-properties officeooo:rsid="0012115d" officeooo:paragraph-rsid="0012115d"/>
    </style:style>
    <style:style style:name="P3" style:family="paragraph" style:parent-style-name="Standard">
      <style:text-properties officeooo:rsid="0012115d" officeooo:paragraph-rsid="0012115d"/>
    </style:style>
    <style:style style:name="P4" style:family="paragraph" style:parent-style-name="Standard">
      <style:text-properties officeooo:rsid="0012115d" officeooo:paragraph-rsid="001858ba"/>
    </style:style>
    <style:style style:name="P5" style:family="paragraph" style:parent-style-name="Standard">
      <style:text-properties officeooo:rsid="0012115d" officeooo:paragraph-rsid="001a41f3"/>
    </style:style>
    <style:style style:name="P6" style:family="paragraph" style:parent-style-name="Standard">
      <style:text-properties officeooo:rsid="0012115d" officeooo:paragraph-rsid="001c120c"/>
    </style:style>
    <style:style style:name="P7" style:family="paragraph" style:parent-style-name="Standard">
      <style:text-properties officeooo:rsid="0012115d" officeooo:paragraph-rsid="00215678"/>
    </style:style>
    <style:style style:name="P8" style:family="paragraph" style:parent-style-name="Standard">
      <style:text-properties officeooo:rsid="001a41f3" officeooo:paragraph-rsid="001a41f3"/>
    </style:style>
    <style:style style:name="P9" style:family="paragraph" style:parent-style-name="Standard">
      <style:text-properties officeooo:rsid="001d0343" officeooo:paragraph-rsid="001d0343"/>
    </style:style>
    <style:style style:name="P10" style:family="paragraph" style:parent-style-name="Standard">
      <style:text-properties officeooo:rsid="001d0343" officeooo:paragraph-rsid="001e7a95"/>
    </style:style>
    <style:style style:name="P11" style:family="paragraph" style:parent-style-name="Standard">
      <style:text-properties officeooo:rsid="001d0343" officeooo:paragraph-rsid="00215678"/>
    </style:style>
    <style:style style:name="P12" style:family="paragraph" style:parent-style-name="Standard">
      <style:text-properties officeooo:rsid="00267894" officeooo:paragraph-rsid="00267894"/>
    </style:style>
    <style:style style:name="P13" style:family="paragraph" style:parent-style-name="Standard">
      <style:text-properties officeooo:rsid="0027e6eb" officeooo:paragraph-rsid="0027e6eb"/>
    </style:style>
    <style:style style:name="P14" style:family="paragraph" style:parent-style-name="Standard">
      <style:text-properties officeooo:rsid="0028f331" officeooo:paragraph-rsid="0028f331"/>
    </style:style>
    <style:style style:name="P15" style:family="paragraph" style:parent-style-name="Standard">
      <style:text-properties officeooo:rsid="002de56d" officeooo:paragraph-rsid="002de56d"/>
    </style:style>
    <style:style style:name="P16" style:family="paragraph" style:parent-style-name="Standard">
      <style:text-properties officeooo:rsid="002de56d" officeooo:paragraph-rsid="00373c08"/>
    </style:style>
    <style:style style:name="P17" style:family="paragraph" style:parent-style-name="Standard">
      <style:text-properties officeooo:rsid="002edfb1" officeooo:paragraph-rsid="002edfb1"/>
    </style:style>
    <style:style style:name="P18" style:family="paragraph" style:parent-style-name="Standard">
      <style:text-properties officeooo:rsid="0031849f" officeooo:paragraph-rsid="0031849f"/>
    </style:style>
    <style:style style:name="P19" style:family="paragraph" style:parent-style-name="Standard">
      <style:text-properties officeooo:rsid="0032a366" officeooo:paragraph-rsid="0032a366"/>
    </style:style>
    <style:style style:name="P20" style:family="paragraph" style:parent-style-name="Standard">
      <style:text-properties officeooo:rsid="00335fe6" officeooo:paragraph-rsid="00335fe6"/>
    </style:style>
    <style:style style:name="P21" style:family="paragraph" style:parent-style-name="Standard">
      <style:text-properties officeooo:rsid="00357170" officeooo:paragraph-rsid="00357170"/>
    </style:style>
    <style:style style:name="P22" style:family="paragraph" style:parent-style-name="Standard">
      <style:text-properties officeooo:rsid="00386710" officeooo:paragraph-rsid="00386710"/>
    </style:style>
    <style:style style:name="P23" style:family="paragraph" style:parent-style-name="Standard">
      <style:text-properties officeooo:rsid="003a4d0c" officeooo:paragraph-rsid="00386710"/>
    </style:style>
    <style:style style:name="P24" style:family="paragraph" style:parent-style-name="Standard">
      <style:text-properties officeooo:rsid="003a4d0c" officeooo:paragraph-rsid="003a4d0c"/>
    </style:style>
    <style:style style:name="P25" style:family="paragraph" style:parent-style-name="Standard">
      <style:text-properties officeooo:rsid="00106412" officeooo:paragraph-rsid="00106412"/>
    </style:style>
    <style:style style:name="T1" style:family="text">
      <style:text-properties officeooo:rsid="0012beb8"/>
    </style:style>
    <style:style style:name="T2" style:family="text">
      <style:text-properties officeooo:rsid="0015ed57"/>
    </style:style>
    <style:style style:name="T3" style:family="text">
      <style:text-properties officeooo:rsid="001805bf"/>
    </style:style>
    <style:style style:name="T4" style:family="text">
      <style:text-properties officeooo:rsid="001858ba"/>
    </style:style>
    <style:style style:name="T5" style:family="text">
      <style:text-properties officeooo:rsid="001c120c"/>
    </style:style>
    <style:style style:name="T6" style:family="text">
      <style:text-properties officeooo:rsid="001d0343"/>
    </style:style>
    <style:style style:name="T7" style:family="text">
      <style:text-properties officeooo:rsid="001e139c"/>
    </style:style>
    <style:style style:name="T8" style:family="text">
      <style:text-properties officeooo:rsid="001e7a95"/>
    </style:style>
    <style:style style:name="T9" style:family="text">
      <style:text-properties officeooo:rsid="00215678"/>
    </style:style>
    <style:style style:name="T10" style:family="text">
      <style:text-properties officeooo:rsid="0012115d"/>
    </style:style>
    <style:style style:name="T11" style:family="text">
      <style:text-properties officeooo:rsid="002bf25a"/>
    </style:style>
    <style:style style:name="T12" style:family="text">
      <style:text-properties officeooo:rsid="002de56d"/>
    </style:style>
    <style:style style:name="T13" style:family="text">
      <style:text-properties officeooo:rsid="0031849f"/>
    </style:style>
    <style:style style:name="T14" style:family="text">
      <style:text-properties officeooo:rsid="0032a366"/>
    </style:style>
    <style:style style:name="T15" style:family="text">
      <style:text-properties officeooo:rsid="00335fe6"/>
    </style:style>
    <style:style style:name="T16" style:family="text">
      <style:text-properties officeooo:rsid="0034ffea"/>
    </style:style>
    <style:style style:name="T17" style:family="text">
      <style:text-properties officeooo:rsid="003867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ésentation du réalisateur Florian Von Stetten</text:p>
      <text:p text:style-name="P1"/>
      <text:p text:style-name="P1"><text:tab/>-Grandes dates</text:p>
      <text:p text:style-name="P1"><text:tab/>-Rapport entre sa vie et le film ?</text:p>
      <text:p text:style-name="P1"><text:tab/>-Philosophie de l’oeuvre</text:p>
      <text:p text:style-name="P1"><text:tab/>-Que veut montrer l’auteur dans ce film ?</text:p>
      <text:p text:style-name="P1"><text:tab/>-Introduisez le lien avec le monde du travail actuel en 2018-2019</text:p>
      <text:p text:style-name="P1"/>
      <text:p text:style-name="P2">les personnages :</text:p>
      <text:p text:style-name="P2"/>
      <text:p text:style-name="P2">Frederic Strauch:Conférencier</text:p>
      <text:p text:style-name="P2"/>
      <text:p text:style-name="P7">Monsieur Strauch est le conférencier <text:span text:style-name="T3">innervant</text:span> au collège des ingénieurs de Munich, pour la formation supérieur destinée aux futurs cadres dirigeants.</text:p>
      <text:p text:style-name="P7"><text:span text:style-name="T4">C’est un ancien pilote de sous marin, qui est passé commandant. Suite à ça, il rejoins l’académie des cadre supérieur de l’armée, afin de devenir directeur de formation des sous-mariné. </text:span></text:p>
      <text:p text:style-name="P4"><text:s/>C’est lui qui ouvre le film « Une expédition dans la jungle de l’entreprise » et qui le conclu. <text:span text:style-name="T1">Il intervient à huit moment dans le film : </text:span></text:p>
      <text:p text:style-name="P2"/>
      <text:p text:style-name="P7"><text:tab/><text:span text:style-name="T2">-La première fois, afin d’ouvrir le film.</text:span></text:p>
      <text:p text:style-name="P7"><text:span text:style-name="T9">Il se présente et explique le sujet global du film : l’art du management et ce qui fait un bon chef.</text:span></text:p>
      <text:p text:style-name="P7"><text:span text:style-name="T9">Ce passage ce conclu sur la thématique de la hiérarchie, soulevant les « symboles » qui permet de déterminer la hiérarchie dans une entreprise. </text:span></text:p>
      <text:p text:style-name="P2"/>
      <text:p text:style-name="P7"><text:tab/><text:span text:style-name="T3">-la seconde fois, il appuie sur les différents éléments (formels et/ou informels) qui constitue « l’aura » d’un chef. </text:span></text:p>
      <text:p text:style-name="P7"><text:span text:style-name="T3">Des éléments comme la taille du bureau et les éléments le composant, le code vestimentaire, la présence ou non d’un assistant, le téléphone portable, ou la présence d’une place de parking. </text:span></text:p>
      <text:p text:style-name="P2"><text:tab/></text:p>
      <text:p text:style-name="P7"><text:tab/><text:span text:style-name="T4">-la troisième fois,il commence à définir les comportements qui permets de distinguer un bon chef (sois en devenir, sois qu’il est déjà responsable). </text:span></text:p>
      <text:p text:style-name="P7"><text:span text:style-name="T4">Selon lui, on peut commencer à les percevoir dans une situation de crise. </text:span></text:p>
      <text:p text:style-name="P5"><text:span text:style-name="T4">Si l’objectif du chef d’équipe est d’accomplir une ou plusieurs missions. Ce simple principe peut amener des situations où il est obligé de mettre une grande pression sur les membres de son équipe. </text:span></text:p>
      <text:p text:style-name="P5"/>
      <text:p text:style-name="P6"><text:tab/><text:span text:style-name="T5">-la quatrième fois, il parle de trois axes sur lequel un responsable peut travailler avec son équipe. En premier lieu, un cadre où l’équipe peut parler librement et sincèrement. En deuxième lieu, le travail du responsable à accepté et dire que il peut aussi commettre des erreurs, et que malgré son statut, il n’est pas un surhomme. Cela permet de construire le troisième élément, la culture du feedback. </text:span></text:p>
      <text:p text:style-name="P6"/>
      <text:p text:style-name="P6"><text:span text:style-name="T5">Cette culture peut permettre à l’équipe de ne pas avoir la sensation d’être coincé dans un rôle où sa seule réel tache est d’annoncer que tout va bien et que les chiffres sont positifs, mais dans un rôle où <text:s/>signaler un problème est chose normal mais aussi demandé. <text:s/></text:span></text:p>
      <text:p text:style-name="P8"/>
      <text:p text:style-name="P8"><text:tab/><text:span text:style-name="T6">-la cinquième fois, c’est pour parler d’aspect du comportement à avoir en tant que chef. Savoir être authentique (« se sentir bien »), et prendre le temps de connaître le travail, vocabulaire et manière d’être des gens avec qui le chef aura à travailler. Cela passe, non pas par l’utilisation d’un « dictionnaire » (ici, il prend comme exemple d’une réunion avec des ouvriers et l’utilisation d’un dictionnaire de chantier) mais, par exemple, par des stages avec ses collaborateurs.</text:span></text:p>
      <text:p text:style-name="P8"/>
      <text:p text:style-name="P9"><text:soft-page-break/>En d’autre termes, il est bon pour un chef d’avoir pris du temps pour travailler ou au moins observ<text:span text:style-name="T9">er</text:span> les taches de ses hommes, afin qu’il puisse se sentir authentique et à l’aise lorsque il doit entretenir une discussion avec eux, dans le cadre d’une réunion par exemple. </text:p>
      <text:p text:style-name="P9">Sans prétendre à une total maîtrise de leur travail, le chef peut passer une journée <text:span text:style-name="T9">à</text:span> suivre un de ses employés, ou un stage. En plus de facilité de futur communication avec eux, les employés auront l’impression d’avoir à faire un chef qui sais de quoi il parle. </text:p>
      <text:p text:style-name="P9"/>
      <text:p text:style-name="P11"><text:tab/><text:span text:style-name="T7">-la sixième fois, il met l’emphase la capacité à poser des questions.</text:span></text:p>
      <text:p text:style-name="P11"><text:span text:style-name="T7">Selon ces dires, même dans un cas où il prend une décision impopulaire, il est essentiel de consulter au préalable les concernés et ceux qui maîtrise mieux le sujet.Il parle aussi de l’aide importante du téléphone portable, avant que le film passe sur les différents personnages utilisant des technologies de communication, avec plus ou moins de succès.</text:span></text:p>
      <text:p text:style-name="P10"/>
      <text:p text:style-name="P10"><text:span text:style-name="T7"><text:tab/>-l’avant dernière fois appuie sur le fait que malgré l’assurance des responsables, ils tomberont sur des situations qu’ils ne pourront solutionner, se soldant par des échecs. Il est important d’accepté cette état de fait. </text:span></text:p>
      <text:p text:style-name="P10"/>
      <text:p text:style-name="P10"><text:tab/><text:span text:style-name="T8">-la conclusion parle du « nirvana du management ». Quand le responsable n’a plus que comme réel tache d’ajuster un cadre et des normes de temps à autre. On parle donc d’une équipe auto géré. </text:span></text:p>
      <text:p text:style-name="P5"/>
      <text:p text:style-name="P5"/>
      <text:p text:style-name="P2"/>
      <text:p text:style-name="P12">Uwe Bode : directeur de PST Energie</text:p>
      <text:p text:style-name="P12"/>
      <text:p text:style-name="P12">Monsieur Uwe Bode est le directeur de PST ENERGIE, une entreprise d’environ 200 personne. Il est, au moment du film, en cours de formation. </text:p>
      <text:p text:style-name="P13">Avant de travailler à PST energie, il à travailler dans différents corps de métiers, créant une expérience d’une vingtaines d’année dans le domaine du management et de vendeur. Il a pu donc travailler en allemagne, eà singapour et au luxembourg. </text:p>
      <text:p text:style-name="P13">Il a rejoint l’entreprise en 2011, en tant que responsable du service commercial de la vente de gaz et de d’énergie. En 2015, il a pris la tête de l’entreprise.</text:p>
      <text:p text:style-name="P13"/>
      <text:p text:style-name="P13">Nous suivons donc au cours du film la « fin » de sa formation. Le film se déroulant en 2016, un an c’est écoulé où il à potentiellement suivi cette formation de dirigeant. </text:p>
      <text:p text:style-name="P13"/>
      <text:p text:style-name="P13">Cela suis une logique filmique. </text:p>
      <text:p text:style-name="P13">Après l’introduction de la classe de futurs cadres dirigeants, qui sont toujours en cours de formation, et monsieur <text:span text:style-name="T10">Strauch, </text:span>le premier personnage que nous rencontrons est un chef d’entreprise qui semble être proche de la fin de sa formation. Une sorte de transition en douceur dans le monde du management. </text:p>
      <text:p text:style-name="P13"/>
      <text:p text:style-name="P14">Il apparaît <text:span text:style-name="T11">deux fois :</text:span></text:p>
      <text:p text:style-name="P14"/>
      <text:p text:style-name="P14"><text:tab/><text:span text:style-name="T12">-une première fois pour ce qui semble être le début de sa formation. Il annonce son objectif et ses difficultés. La première difficulté est celle d’avoir un équilibre entre son rôle de « gentil » et de « méchant ». </text:span></text:p>
      <text:p text:style-name="P15">En d’autre terme, l’équilibre entre un chef purement dirigé vers les objectifs (le rôle de « méchant ») et celui dirigé vers l’humain (celui de « méchant »). </text:p>
      <text:p text:style-name="P15"/>
      <text:p text:style-name="P15">L’autre difficulté qu’il rencontre est celui d’avoir sa propre vision des choses et de la direction à prendre. On rencontre à ce moment un autre personnage, monsieur Dietmar Frevel, qui sera sujet à <text:soft-page-break/>sa propre partie. Il soulève un point important : Le chef d’entreprise doit avoir sa propre vision des choses, mais doit aussi l’offrir à ses collaborateurs afin qu’il puisse trouver un sens plus global à leur travail. Il s’agit de la métaphore du tailleur de pierre. </text:p>
      <text:p text:style-name="P15"/>
      <text:p text:style-name="P17">Monsieur Frevel finira en expliquant que, à bord du navire qu’est l’entreprise, seul le chef d’entreprise est capitaine. Cela peut vouloir dire que c’est le chef qui va décider de la direction du navire, ayant une vision globale, et qu’il doit offrir cette direction à chacun afin que tous savent où ils vont.</text:p>
      <text:p text:style-name="P17"/>
      <text:p text:style-name="P17">Monsieur Bode finira cette première rencontre en expliquant l’absence de plaquette décrivant son nom et rôle dans l’entreprise ainsi que un certain doute sur ce qui à réellement changer. « ce qui à changer depuis que je suis P.D.G, c’est que je porte une chemise tout le jour. Ça, au moins, c’est garanti.»</text:p>
      <text:p text:style-name="P17"/>
      <text:p text:style-name="P17">Cette première partie semble avoir comme thématique les prémisse du rôle du chef d’entreprise. Comme la personne que nous suivons viens de commencer sa formation est semble être promu à son poste récemment, il a besoin d’un coatch pour lui faire pleinement prendre conscience des éléments pouvant faire de lui un P.D.G. La vision globale de la boite, qu’il doit offrir à ces employés, par exemple. </text:p>
      <text:p text:style-name="P17"/>
      <text:p text:style-name="P17">On aborde aussi les doutes qui entoure ce changement et incompréhension qui entoure ce dernier. Monsieur Bode semble être juste sur que son changement de poste implique la présence d’une chemise constante.</text:p>
      <text:p text:style-name="P17"/>
      <text:p text:style-name="P17"><text:tab/><text:span text:style-name="T13">-la deuxième fois se déroule un an après le début de sa formation. </text:span></text:p>
      <text:p text:style-name="P18">Ce passage semble faire un point <text:span text:style-name="T14">sur l’évolution de Monsieur Bode. Selon monsieur Frevel, il est passé de « apprenti directeur » a « directeur ».</text:span></text:p>
      <text:p text:style-name="P18"/>
      <text:p text:style-name="P19">Toujours selon monsieur Frevel, la différence entre apprenti et directeur est la capacité à savoir ce que l’on souhaite, et être capable de dire « non » et d’imposer une voie, <text:span text:style-name="T15">quitte</text:span> à ne pas satisfaire tout le monde (« c’est bien beau tout ça, mais on va faire comme ça et pas autrement »). </text:p>
      <text:p text:style-name="P19"/>
      <text:p text:style-name="P20">Deux autres éléments sont soulevés, <text:span text:style-name="T16">le premier lié à la « gestion directe » et l’autre en rapport à l’une des interrogations du début de sa formation. </text:span> :</text:p>
      <text:p text:style-name="P20"/>
      <text:p text:style-name="P20"><text:tab/><text:span text:style-name="T16">-la capacité à ne pas se laisser couper la parole : selon Monsieur Frevel, quand un collaborateur coupe la parole à monsieur Bode (qui est le P.D.G de la boite), ce n’est ni plus ni moins que de l’impertinence. Quand le P.D.G parle, lui seul parle et personne d’autre. </text:span></text:p>
      <text:p text:style-name="P20"/>
      <text:p text:style-name="P20"><text:tab/><text:span text:style-name="T16">-La présence d’un panneau. Monsieur Bode s’interoge toujours sur la présence d’un panneau devant sa porte, ainsi que son inscription. Sa première idée est « ne pas dérangé », puis « open ». Monsieur Frevel semble trouver un compromis entre les deux : « Avant de frapper, réfléchissez à ce que vous ferez si je ne suis pas là ».</text:span></text:p>
      <text:p text:style-name="P20"/>
      <text:p text:style-name="P21">ce dernier élément (« avant de frapper, réfléchissez à ce que vous ferez si je ne suis pas là » ) renvoi à l’idée du « nirvana du management ». </text:p>
      <text:p text:style-name="P21">Une équipe auto géré n’est pas sensé avoir besoin dans la grande majorité du temps de son P.D.G, chef ou responsable. Afin de se rapprocher de cette état, il est important que l’équipe aprenne à réfléchir et agir comme si leur chef était absent. On évite ainsi des cas de monkey management, où l’employé se repose uniquement sur son responsable et ce dernier fait tout le travail. </text:p>
      <text:p text:style-name="P21"/>
      <text:p text:style-name="P21"/>
      <text:p text:style-name="P21"><text:soft-page-break/>« avant de frapper, réfléchissez à ce que vous ferez si je ne suis pas là » sous entend donc : est ce que vous êtes face à une situation où la présence du P.D.G est elle absolument nécessaire ? Ou pouvez vous gérer ça de vous même ? Cela permet de « facilité » le travail du chef. C’est à dire que la personne qui va traverser la porte amennera une situation qui demandera la présence du P.D.G ou apportera une information importante. Le responsable aura alors plus de facilité à gérer les multiples taches ou/et problématiques auquel il fait face et les flux d’informations. </text:p>
      <text:p text:style-name="P21"/>
      <text:p text:style-name="P16">Dietmar Frevel:C<text:span text:style-name="T17">onseil de FPM</text:span></text:p>
      <text:p text:style-name="P16"/>
      <text:p text:style-name="P22">Monsieur Frevel fait parti de la société FPM, qui est un cabinet d’audit d’entreprise indépendant. Sa présence dans le film a pour but de conseiller les cadres dirigeants.</text:p>
      <text:p text:style-name="P22"/>
      <text:p text:style-name="P22">Il apparaît trois fois dans le film. Deux fois avec monsieur Bode et une autre fois avec Monsieur …</text:p>
      <text:p text:style-name="P23"/>
      <text:p text:style-name="P24">Chacun de ces passages dans le film seront détaillés dans la partie de monsieur Bode ou de Monsieur …</text:p>
      <text:p text:style-name="P24"/>
      <text:p text:style-name="P24"/>
      <text:p text:style-name="P13"/>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05:28:59.160000000</meta:creation-date>
    <dc:date>2019-03-01T15:33:36.635000000</dc:date>
    <meta:editing-duration>P1DT17H5M14S</meta:editing-duration>
    <meta:editing-cycles>3</meta:editing-cycles>
    <meta:generator>LibreOffice/5.3.7.2$Windows_X86_64 LibreOffice_project/6b8ed514a9f8b44d37a1b96673cbbdd077e24059</meta:generator>
    <meta:document-statistic meta:table-count="0" meta:image-count="0" meta:object-count="0" meta:page-count="4" meta:paragraph-count="57" meta:word-count="1771" meta:character-count="10231" meta:non-whitespace-character-count="8465"/>
  </office:meta>
</office:document-meta>
</file>